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0093d9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dash" draw:stroke-dash="Fine_20_Dashed" svg:stroke-width="0.152cm" svg:stroke-color="#0047ff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cm" fo:min-width="4.311cm"/>
    </style:style>
    <style:style style:name="gr5" style:family="graphic" style:parent-style-name="standard">
      <style:graphic-properties draw:stroke="dash" draw:stroke-dash="Fine_20_Dashed" svg:stroke-width="0.152cm" svg:stroke-color="#280099" draw:marker-start-width="0.427cm" draw:marker-end-width="0.427cm" draw:fill="none" draw:textarea-horizontal-align="justify" draw:textarea-vertical-align="middle" draw:auto-grow-height="false" fo:padding-top="0.2cm" fo:padding-bottom="0.2cm" fo:padding-left="0.325cm" fo:padding-right="0.32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9cm" fo:min-width="4.287cm"/>
    </style:style>
    <style:style style:name="P1" style:family="paragraph">
      <style:paragraph-properties fo:text-align="center"/>
      <style:text-properties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xml:id="id2" draw:id="id2" draw:layer="layout" svg:width="7.208cm" svg:height="1.331cm" svg:x="7.651cm" svg:y="6.866cm">
            <text:p text:style-name="P1"><text:span text:style-name="T1">fusion-live-desktop.k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3" draw:id="id3" draw:layer="layout" svg:width="7.208cm" svg:height="1.331cm" svg:x="7.651cm" svg:y="2.111cm">
            <text:p text:style-name="P2">Fusion Linux Mini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1" draw:id="id1" draw:layer="layout" svg:width="7.208cm" svg:height="1.331cm" svg:x="7.651cm" svg:y="4.488cm">
            <text:p text:style-name="P1"><text:span text:style-name="T1">fusion-linux-16.1.k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4" draw:id="id4" draw:layer="layout" svg:width="7.208cm" svg:height="1.331cm" svg:x="7.651cm" svg:y="9.244cm">
            <text:p text:style-name="P1"><text:span text:style-name="T1">fusion-live-base.k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5" draw:id="id5" draw:layer="layout" svg:width="7.208cm" svg:height="1.33cm" svg:x="7.651cm" svg:y="11.622cm">
            <text:p text:style-name="P1"><text:span text:style-name="T1">fusion-live-minimization.k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6" draw:id="id6" draw:layer="layout" svg:width="7.208cm" svg:height="1.331cm" svg:x="7.651cm" svg:y="13.999cm">
            <text:p text:style-name="P1"><text:span text:style-name="T1">fusion-live-extras.k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9" draw:id="id9" draw:layer="layout" svg:width="7.208cm" svg:height="1.331cm" svg:x="16.643cm" svg:y="6.867cm">
            <text:p text:style-name="P1"><text:span text:style-name="T1">fusion-live-desktop.k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2" xml:id="id7" draw:id="id7" draw:layer="layout" svg:width="7.208cm" svg:height="1.33cm" svg:x="16.643cm" svg:y="2.112cm">
            <text:p text:style-name="P2">Fusion Linux Full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8" draw:id="id8" draw:layer="layout" svg:width="7.208cm" svg:height="1.331cm" svg:x="16.643cm" svg:y="4.489cm">
            <text:p text:style-name="P1"><text:span text:style-name="T1">fusion-linux-16.1.k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10" draw:id="id10" draw:layer="layout" svg:width="7.208cm" svg:height="1.33cm" svg:x="16.643cm" svg:y="9.245cm">
            <text:p text:style-name="P1"><text:span text:style-name="T1">fusion-live-base.k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11" draw:id="id11" draw:layer="layout" svg:width="7.208cm" svg:height="1.331cm" svg:x="16.643cm" svg:y="11.622cm">
            <text:p text:style-name="P1"><text:span text:style-name="T1">fusion-live-minimization.k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12" draw:id="id12" draw:layer="layout" svg:width="7.208cm" svg:height="1.331cm" svg:x="16.643cm" svg:y="14cm">
            <text:p text:style-name="P1"><text:span text:style-name="T1">fusion-live-extras.k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" draw:text-style-name="P1" xml:id="id13" draw:id="id13" draw:layer="layout" svg:width="7.208cm" svg:height="1.331cm" svg:x="16.644cm" svg:y="16.27cm">
            <text:p text:style-name="P1"><text:span text:style-name="T1">fusion-linux-big-apps.k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2" draw:layer="layout" draw:type="line" svg:x1="11.255cm" svg:y1="5.819cm" svg:x2="11.255cm" svg:y2="6.866cm" draw:start-shape="id1" draw:start-glue-point="2" draw:end-shape="id2" draw:end-glue-point="0" svg:d="m11255 5819v1047">
            <text:p/>
          </draw:connector>
          <draw:connector draw:style-name="gr2" draw:text-style-name="P2" draw:layer="layout" draw:type="line" svg:x1="11.255cm" svg:y1="3.442cm" svg:x2="11.255cm" svg:y2="4.488cm" draw:start-shape="id3" draw:start-glue-point="2" draw:end-shape="id1" draw:end-glue-point="0" svg:d="m11255 3442v1046">
            <text:p/>
          </draw:connector>
          <draw:connector draw:style-name="gr2" draw:text-style-name="P2" draw:layer="layout" draw:type="line" svg:x1="11.255cm" svg:y1="8.197cm" svg:x2="11.255cm" svg:y2="9.244cm" draw:start-shape="id2" draw:start-glue-point="2" draw:end-shape="id4" draw:end-glue-point="0" svg:d="m11255 8197v1047">
            <text:p/>
          </draw:connector>
          <draw:connector draw:style-name="gr2" draw:text-style-name="P2" draw:layer="layout" draw:type="line" svg:x1="11.255cm" svg:y1="10.575cm" svg:x2="11.255cm" svg:y2="11.622cm" draw:start-shape="id4" draw:start-glue-point="2" draw:end-shape="id5" draw:end-glue-point="0" svg:d="m11255 10575v1047">
            <text:p/>
          </draw:connector>
          <draw:connector draw:style-name="gr2" draw:text-style-name="P2" draw:layer="layout" draw:type="line" svg:x1="11.255cm" svg:y1="12.952cm" svg:x2="11.255cm" svg:y2="13.999cm" draw:start-shape="id5" draw:start-glue-point="2" draw:end-shape="id6" draw:end-glue-point="0" svg:d="m11255 12952v1047">
            <text:p/>
          </draw:connector>
          <draw:connector draw:style-name="gr2" draw:text-style-name="P2" draw:layer="layout" draw:type="line" svg:x1="20.247cm" svg:y1="3.442cm" svg:x2="20.247cm" svg:y2="4.489cm" draw:start-shape="id7" draw:start-glue-point="2" draw:end-shape="id8" draw:end-glue-point="0" svg:d="m20247 3442v1047">
            <text:p/>
          </draw:connector>
          <draw:connector draw:style-name="gr2" draw:text-style-name="P2" draw:layer="layout" draw:type="line" svg:x1="20.247cm" svg:y1="5.82cm" svg:x2="20.247cm" svg:y2="6.867cm" draw:start-shape="id8" draw:start-glue-point="2" draw:end-shape="id9" draw:end-glue-point="0" svg:d="m20247 5820v1047">
            <text:p/>
          </draw:connector>
          <draw:connector draw:style-name="gr2" draw:text-style-name="P2" draw:layer="layout" draw:type="line" svg:x1="20.247cm" svg:y1="8.198cm" svg:x2="20.247cm" svg:y2="9.245cm" draw:start-shape="id9" draw:start-glue-point="2" draw:end-shape="id10" draw:end-glue-point="0" svg:d="m20247 8198v1047">
            <text:p/>
          </draw:connector>
          <draw:connector draw:style-name="gr2" draw:text-style-name="P2" draw:layer="layout" draw:type="line" svg:x1="20.247cm" svg:y1="10.575cm" svg:x2="20.247cm" svg:y2="11.622cm" draw:start-shape="id10" draw:start-glue-point="2" draw:end-shape="id11" draw:end-glue-point="0" svg:d="m20247 10575v1047">
            <text:p/>
          </draw:connector>
          <draw:connector draw:style-name="gr2" draw:text-style-name="P2" draw:layer="layout" draw:type="line" svg:x1="20.247cm" svg:y1="12.953cm" svg:x2="20.247cm" svg:y2="14cm" draw:start-shape="id11" draw:start-glue-point="2" draw:end-shape="id12" draw:end-glue-point="0" svg:d="m20247 12953v1047">
            <text:p/>
          </draw:connector>
          <draw:connector draw:style-name="gr2" draw:text-style-name="P2" draw:layer="layout" draw:type="line" svg:x1="20.247cm" svg:y1="15.331cm" svg:x2="20.248cm" svg:y2="16.27cm" draw:start-shape="id12" draw:start-glue-point="2" draw:end-shape="id13" draw:end-glue-point="0" svg:d="m20247 15331 1 939">
            <text:p/>
          </draw:connector>
          <draw:custom-shape draw:style-name="gr3" draw:text-style-name="P2" xml:id="id14" draw:id="id14" draw:layer="layout" svg:width="8.318cm" svg:height="7.097cm" svg:x="6.985cm" svg:y="6.21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" draw:text-style-name="P3" xml:id="id15" draw:id="id15" draw:layer="layout" svg:width="4.641cm" svg:height="0.84cm" draw:transform="rotate (1.5707963267949) translate (4.889cm 12.077cm)">
            <draw:text-box>
              <text:p text:style-name="P3"><text:span text:style-name="T2">Fedora kickstarts</text:span></text:p>
            </draw:text-box>
          </draw:frame>
          <draw:custom-shape draw:style-name="gr5" draw:text-style-name="P2" xml:id="id16" draw:id="id16" draw:layer="layout" svg:width="8.317cm" svg:height="4.214cm" svg:x="16.116cm" svg:y="1.889cm">
            <draw:glue-point draw:id="4" svg:x="-5.08cm" svg:y="-3.666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2" xml:id="id18" draw:id="id18" draw:layer="layout" svg:width="8.317cm" svg:height="4.214cm" svg:x="16.117cm" svg:y="13.677cm">
            <draw:glue-point draw:id="4" svg:x="-5.08cm" svg:y="-3.666cm" draw:escape-direction="left"/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2" draw:text-style-name="P2" draw:layer="layout" draw:type="line" svg:x1="6.985cm" svg:y1="9.762cm" svg:x2="5.729cm" svg:y2="9.757cm" draw:start-shape="id14" draw:start-glue-point="3" draw:end-shape="id15" svg:d="m6985 9762-1256-5">
            <text:p/>
          </draw:connector>
          <draw:frame draw:style-name="gr6" draw:text-style-name="P3" xml:id="id17" draw:id="id17" draw:layer="layout" svg:width="4.615cm" svg:height="0.84cm" draw:transform="rotate (-1.5707963267949) translate (26.181cm 7.662cm)">
            <draw:text-box>
              <text:p text:style-name="P3"><text:span text:style-name="T2">Fusion kickstarts</text:span></text:p>
            </draw:text-box>
          </draw:frame>
          <draw:connector draw:style-name="gr2" draw:text-style-name="P2" draw:layer="layout" draw:type="line" svg:x1="24.433cm" svg:y1="3.996cm" svg:x2="25.761cm" svg:y2="7.662cm" draw:start-shape="id16" draw:start-glue-point="1" draw:end-shape="id17" draw:end-glue-point="3" svg:d="m24433 3996 1328 3666">
            <text:p/>
          </draw:connector>
          <draw:connector draw:style-name="gr2" draw:text-style-name="P2" draw:layer="layout" draw:type="line" svg:x1="24.434cm" svg:y1="15.784cm" svg:x2="25.761cm" svg:y2="12.277cm" draw:start-shape="id18" draw:start-glue-point="1" draw:end-shape="id17" svg:d="m24434 15784 1327-3507">
            <text:p/>
          </draw:connector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Valent </meta:initial-creator>
    <meta:creation-date>2012-05-17T20:41:21</meta:creation-date>
    <dc:date>2012-05-17T21:18:46</dc:date>
    <dc:creator>Valent </dc:creator>
    <meta:editing-duration>PT22M4S</meta:editing-duration>
    <meta:editing-cycles>4</meta:editing-cycles>
    <meta:generator>LibreOffice/3.4$Unix LibreOffice_project/340m1$Build-502</meta:generator>
    <meta:document-statistic meta:object-count="33"/>
  </office:meta>
</office:document-meta>
</file>